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Arial1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5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7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6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3];3;4)&amp;&quot; &quot;&amp;MID([.B3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7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Battery limit source</text:p>
          </table:table-cell>
          <table:table-cell office:value-type="string" calcext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6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6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</text:p>
          </table:table-cell>
          <table:table-cell table:formula="of:=&quot;CFG READ &quot;&amp;MID([.A8];3;4)&amp;&quot; &quot;&amp;MID([.B8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6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6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6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6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6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6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6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6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1];3;4)&amp;&quot; &quot;&amp;MID([.B21];3;2)" office:value-type="string" office:string-value="CFG READ 4641 02" calcext:value-type="string">
            <text:p>CFG READ 4641 02</text:p>
          </table:table-cell>
          <table:table-cell table:style-name="ce9"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22];3;4)&amp;&quot; &quot;&amp;MID([.B22];3;2)" office:value-type="string" office:string-value="CFG READ 4641 03" calcext:value-type="string">
            <text:p>CFG READ 4641 03</text:p>
          </table:table-cell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CFG READ &quot;&amp;MID([.A23];3;4)&amp;&quot; &quot;&amp;MID([.B23];3;2)" office:value-type="string" office:string-value="CFG READ 4641 04" calcext:value-type="string">
            <text:p>CFG READ 4641 04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0x4641</text:p>
          </table:table-cell>
          <table:table-cell table:style-name="ce3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24];3;4)&amp;&quot; &quot;&amp;MID([.B24];3;2)" office:value-type="string" office:string-value="CFG READ 4641 07" calcext:value-type="string">
            <text:p>CFG READ 4641 07</text:p>
          </table:table-cell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6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25];3;4)&amp;&quot; &quot;&amp;MID([.B25];3;2)" office:value-type="string" office:string-value="CFG READ 6075 00" calcext:value-type="string">
            <text:p>CFG READ 6075 00</text:p>
          </table:table-cell>
          <table:table-cell table:style-name="ce9"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6"/>
          <table:table-cell table:number-columns-repeated="1020"/>
        </table:table-row>
        <table:table-row table:style-name="ro4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6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27];3;4)&amp;&quot; &quot;&amp;MID([.B27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6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28];3;4)&amp;&quot; &quot;&amp;MID([.B28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6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29];3;4)&amp;&quot; &quot;&amp;MID([.B29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1];3;4)&amp;&quot; &quot;&amp;MID([.B31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6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32];3;4)&amp;&quot; &quot;&amp;MID([.B32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33];3;4)&amp;&quot; &quot;&amp;MID([.B33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6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34];3;4)&amp;&quot; &quot;&amp;MID([.B34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6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35];3;4)&amp;&quot; &quot;&amp;MID([.B35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6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36];3;4)&amp;&quot; &quot;&amp;MID([.B36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6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37];3;4)&amp;&quot; &quot;&amp;MID([.B37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6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38];3;4)&amp;&quot; &quot;&amp;MID([.B38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6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39];3;4)&amp;&quot; &quot;&amp;MID([.B39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6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0];3;4)&amp;&quot; &quot;&amp;MID([.B40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1];3;4)&amp;&quot; &quot;&amp;MID([.B41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6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42];3;4)&amp;&quot; &quot;&amp;MID([.B42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43];3;4)&amp;&quot; &quot;&amp;MID([.B43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6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44];3;4)&amp;&quot; &quot;&amp;MID([.B44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6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45];3;4)&amp;&quot; &quot;&amp;MID([.B45];3;2)" office:value-type="string" office:string-value="CFG READ 4610 0f" calcext:value-type="string">
            <text:p>CFG READ 4610 0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6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46];3;4)&amp;&quot; &quot;&amp;MID([.B46];3;2)" office:value-type="string" office:string-value="CFG READ 4610 10" calcext:value-type="string">
            <text:p>CFG READ 4610 1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6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47];3;4)&amp;&quot; &quot;&amp;MID([.B47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6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48];3;4)&amp;&quot; &quot;&amp;MID([.B48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0];3;4)&amp;&quot; &quot;&amp;MID([.B50];3;2)" office:value-type="string" office:string-value="CFG READ 4611 01" calcext:value-type="string">
            <text:p>CFG READ 4611 01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1];3;4)&amp;&quot; &quot;&amp;MID([.B51];3;2)" office:value-type="string" office:string-value="CFG READ 4611 02" calcext:value-type="string">
            <text:p>CFG READ 4611 02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52];3;4)&amp;&quot; &quot;&amp;MID([.B52];3;2)" office:value-type="string" office:string-value="CFG READ 4611 03" calcext:value-type="string">
            <text:p>CFG READ 4611 03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6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53];3;4)&amp;&quot; &quot;&amp;MID([.B53];3;2)" office:value-type="string" office:string-value="CFG READ 4611 04" calcext:value-type="string">
            <text:p>CFG READ 4611 04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6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54];3;4)&amp;&quot; &quot;&amp;MID([.B54];3;2)" office:value-type="string" office:string-value="CFG READ 4611 05" calcext:value-type="string">
            <text:p>CFG READ 4611 05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6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55];3;4)&amp;&quot; &quot;&amp;MID([.B55];3;2)" office:value-type="string" office:string-value="CFG READ 4611 06" calcext:value-type="string">
            <text:p>CFG READ 4611 06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6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56];3;4)&amp;&quot; &quot;&amp;MID([.B56];3;2)" office:value-type="string" office:string-value="CFG READ 4611 07" calcext:value-type="string">
            <text:p>CFG READ 4611 07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57];3;4)&amp;&quot; &quot;&amp;MID([.B57];3;2)" office:value-type="string" office:string-value="CFG READ 4611 08" calcext:value-type="string">
            <text:p>CFG READ 4611 08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6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58];3;4)&amp;&quot; &quot;&amp;MID([.B58];3;2)" office:value-type="string" office:string-value="CFG READ 4611 09" calcext:value-type="string">
            <text:p>CFG READ 4611 09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59];3;4)&amp;&quot; &quot;&amp;MID([.B59];3;2)" office:value-type="string" office:string-value="CFG READ 4611 0a" calcext:value-type="string">
            <text:p>CFG READ 4611 0a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6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0];3;4)&amp;&quot; &quot;&amp;MID([.B60];3;2)" office:value-type="string" office:string-value="CFG READ 4611 0b" calcext:value-type="string">
            <text:p>CFG READ 4611 0b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1];3;4)&amp;&quot; &quot;&amp;MID([.B61];3;2)" office:value-type="string" office:string-value="CFG READ 4611 0c" calcext:value-type="string">
            <text:p>CFG READ 4611 0c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6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62];3;4)&amp;&quot; &quot;&amp;MID([.B62];3;2)" office:value-type="string" office:string-value="CFG READ 4611 0d" calcext:value-type="string">
            <text:p>CFG READ 4611 0d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63];3;4)&amp;&quot; &quot;&amp;MID([.B63];3;2)" office:value-type="string" office:string-value="CFG READ 4611 0e" calcext:value-type="string">
            <text:p>CFG READ 4611 0e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6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64];3;4)&amp;&quot; &quot;&amp;MID([.B64];3;2)" office:value-type="string" office:string-value="CFG READ 4611 0f" calcext:value-type="string">
            <text:p>CFG READ 4611 0f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6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65];3;4)&amp;&quot; &quot;&amp;MID([.B65];3;2)" office:value-type="string" office:string-value="CFG READ 4611 10" calcext:value-type="string">
            <text:p>CFG READ 4611 10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6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66];3;4)&amp;&quot; &quot;&amp;MID([.B66];3;2)" office:value-type="string" office:string-value="CFG READ 4611 11" calcext:value-type="string">
            <text:p>CFG READ 4611 11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67];3;4)&amp;&quot; &quot;&amp;MID([.B67];3;2)" office:value-type="string" office:string-value="CFG READ 4611 12" calcext:value-type="string">
            <text:p>CFG READ 4611 12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6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69];3;4)&amp;&quot; &quot;&amp;MID([.B69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6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0];3;4)&amp;&quot; &quot;&amp;MID([.B70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6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1];3;4)&amp;&quot; &quot;&amp;MID([.B71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6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73];3;4)&amp;&quot; &quot;&amp;MID([.B73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6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74];3;4)&amp;&quot; &quot;&amp;MID([.B74];3;2)" office:value-type="string" office:string-value="CFG READ 2920 06" calcext:value-type="string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76];3;4)&amp;&quot; &quot;&amp;MID([.B76];3;2)" office:value-type="string" office:string-value="CFG READ 3813 2d" calcext:value-type="string">
            <text:p>CFG READ 3813 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6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77];3;4)&amp;&quot; &quot;&amp;MID([.B77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6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78];3;4)&amp;&quot; &quot;&amp;MID([.B78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6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79];3;4)&amp;&quot; &quot;&amp;MID([.B79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6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0];3;4)&amp;&quot; &quot;&amp;MID([.B80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6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1];3;4)&amp;&quot; &quot;&amp;MID([.B81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83];3;4)&amp;&quot; &quot;&amp;MID([.B83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84];3;4)&amp;&quot; &quot;&amp;MID([.B84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85];3;4)&amp;&quot; &quot;&amp;MID([.B85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87];3;4)&amp;&quot; &quot;&amp;MID([.B87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88];3;4)&amp;&quot; &quot;&amp;MID([.B88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6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89];3;4)&amp;&quot; &quot;&amp;MID([.B89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90];3;4)&amp;&quot; &quot;&amp;MID([.B90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6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91];3;4)&amp;&quot; &quot;&amp;MID([.B91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92];3;4)&amp;&quot; &quot;&amp;MID([.B92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6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93];3;4)&amp;&quot; &quot;&amp;MID([.B93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94];3;4)&amp;&quot; &quot;&amp;MID([.B94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96];3;4)&amp;&quot; &quot;&amp;MID([.B96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97];3;4)&amp;&quot; &quot;&amp;MID([.B97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6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98];3;4)&amp;&quot; &quot;&amp;MID([.B98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99];3;4)&amp;&quot; &quot;&amp;MID([.B99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6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00];3;4)&amp;&quot; &quot;&amp;MID([.B100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01];3;4)&amp;&quot; &quot;&amp;MID([.B101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6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02];3;4)&amp;&quot; &quot;&amp;MID([.B102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03];3;4)&amp;&quot; &quot;&amp;MID([.B103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05];3;4)&amp;&quot; &quot;&amp;MID([.B105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06];3;4)&amp;&quot; &quot;&amp;MID([.B106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07];3;4)&amp;&quot; &quot;&amp;MID([.B107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08];3;4)&amp;&quot; &quot;&amp;MID([.B108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09];3;4)&amp;&quot; &quot;&amp;MID([.B109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10];3;4)&amp;&quot; &quot;&amp;MID([.B110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11];3;4)&amp;&quot; &quot;&amp;MID([.B111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12];3;4)&amp;&quot; &quot;&amp;MID([.B112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14];3;4)&amp;&quot; &quot;&amp;MID([.B114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6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15];3;4)&amp;&quot; &quot;&amp;MID([.B115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16];3;4)&amp;&quot; &quot;&amp;MID([.B116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18];3;4)&amp;&quot; &quot;&amp;MID([.B118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19];3;4)&amp;&quot; &quot;&amp;MID([.B119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21];3;4)&amp;&quot; &quot;&amp;MID([.B121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22];3;4)&amp;&quot; &quot;&amp;MID([.B122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23];3;4)&amp;&quot; &quot;&amp;MID([.B123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24];3;4)&amp;&quot; &quot;&amp;MID([.B124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26];3;4)&amp;&quot; &quot;&amp;MID([.B126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27];3;4)&amp;&quot; &quot;&amp;MID([.B127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1</text:p>
          </table:table-cell>
          <table:table-cell table:style-name="ce4" office:value-type="float" office:value="240" calcext:value-type="float">
            <text:p>24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CFG READ &quot;&amp;MID([.A129];3;4)&amp;&quot; &quot;&amp;MID([.B129];3;2)" office:value-type="string" office:string-value="CFG READ 4614 01" calcext:value-type="string">
            <text:p>CFG READ 4614 01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2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CFG READ &quot;&amp;MID([.A130];3;4)&amp;&quot; &quot;&amp;MID([.B130];3;2)" office:value-type="string" office:string-value="CFG READ 4614 02" calcext:value-type="string">
            <text:p>CFG READ 4614 02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3</text:p>
          </table:table-cell>
          <table:table-cell table:style-name="ce4" office:value-type="float" office:value="800" calcext:value-type="float">
            <text:p>80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CFG READ &quot;&amp;MID([.A131];3;4)&amp;&quot; &quot;&amp;MID([.B131];3;2)" office:value-type="string" office:string-value="CFG READ 4614 03" calcext:value-type="string">
            <text:p>CFG READ 4614 03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4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CFG READ &quot;&amp;MID([.A132];3;4)&amp;&quot; &quot;&amp;MID([.B132];3;2)" office:value-type="string" office:string-value="CFG READ 4614 04" calcext:value-type="string">
            <text:p>CFG READ 4614 04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5</text:p>
          </table:table-cell>
          <table:table-cell table:style-name="ce4" office:value-type="float" office:value="1040" calcext:value-type="float">
            <text:p>104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CFG READ &quot;&amp;MID([.A133];3;4)&amp;&quot; &quot;&amp;MID([.B133];3;2)" office:value-type="string" office:string-value="CFG READ 4614 05" calcext:value-type="string">
            <text:p>CFG READ 4614 05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6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CFG READ &quot;&amp;MID([.A134];3;4)&amp;&quot; &quot;&amp;MID([.B134];3;2)" office:value-type="string" office:string-value="CFG READ 4614 06" calcext:value-type="string">
            <text:p>CFG READ 4614 06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7</text:p>
          </table:table-cell>
          <table:table-cell table:style-name="ce4" office:value-type="float" office:value="1280" calcext:value-type="float">
            <text:p>128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CFG READ &quot;&amp;MID([.A135];3;4)&amp;&quot; &quot;&amp;MID([.B135];3;2)" office:value-type="string" office:string-value="CFG READ 4614 07" calcext:value-type="string">
            <text:p>CFG READ 4614 07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8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CFG READ &quot;&amp;MID([.A136];3;4)&amp;&quot; &quot;&amp;MID([.B136];3;2)" office:value-type="string" office:string-value="CFG READ 4614 08" calcext:value-type="string">
            <text:p>CFG READ 4614 08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9</text:p>
          </table:table-cell>
          <table:table-cell table:style-name="ce4" office:value-type="float" office:value="1600" calcext:value-type="float">
            <text:p>160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CFG READ &quot;&amp;MID([.A137];3;4)&amp;&quot; &quot;&amp;MID([.B137];3;2)" office:value-type="string" office:string-value="CFG READ 4614 09" calcext:value-type="string">
            <text:p>CFG READ 4614 09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a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CFG READ &quot;&amp;MID([.A138];3;4)&amp;&quot; &quot;&amp;MID([.B138];3;2)" office:value-type="string" office:string-value="CFG READ 4614 0a" calcext:value-type="string">
            <text:p>CFG READ 4614 0a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b</text:p>
          </table:table-cell>
          <table:table-cell table:style-name="ce4" office:value-type="float" office:value="1840" calcext:value-type="float">
            <text:p>184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CFG READ &quot;&amp;MID([.A139];3;4)&amp;&quot; &quot;&amp;MID([.B139];3;2)" office:value-type="string" office:string-value="CFG READ 4614 0b" calcext:value-type="string">
            <text:p>CFG READ 4614 0b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c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CFG READ &quot;&amp;MID([.A140];3;4)&amp;&quot; &quot;&amp;MID([.B140];3;2)" office:value-type="string" office:string-value="CFG READ 4614 0c" calcext:value-type="string">
            <text:p>CFG READ 4614 0c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d</text:p>
          </table:table-cell>
          <table:table-cell table:style-name="ce4" office:value-type="float" office:value="2080" calcext:value-type="float">
            <text:p>208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CFG READ &quot;&amp;MID([.A141];3;4)&amp;&quot; &quot;&amp;MID([.B141];3;2)" office:value-type="string" office:string-value="CFG READ 4614 0d" calcext:value-type="string">
            <text:p>CFG READ 4614 0d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e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CFG READ &quot;&amp;MID([.A142];3;4)&amp;&quot; &quot;&amp;MID([.B142];3;2)" office:value-type="string" office:string-value="CFG READ 4614 0e" calcext:value-type="string">
            <text:p>CFG READ 4614 0e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f</text:p>
          </table:table-cell>
          <table:table-cell table:style-name="ce4" office:value-type="float" office:value="2400" calcext:value-type="float">
            <text:p>240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CFG READ &quot;&amp;MID([.A143];3;4)&amp;&quot; &quot;&amp;MID([.B143];3;2)" office:value-type="string" office:string-value="CFG READ 4614 0f" calcext:value-type="string">
            <text:p>CFG READ 4614 0f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0</text:p>
          </table:table-cell>
          <table:table-cell table:style-name="ce4" office:value-type="float" office:value="3072" calcext:value-type="float">
            <text:p>3072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CFG READ &quot;&amp;MID([.A144];3;4)&amp;&quot; &quot;&amp;MID([.B144];3;2)" office:value-type="string" office:string-value="CFG READ 4614 10" calcext:value-type="string">
            <text:p>CFG READ 4614 10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1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CFG READ &quot;&amp;MID([.A145];3;4)&amp;&quot; &quot;&amp;MID([.B145];3;2)" office:value-type="string" office:string-value="CFG READ 4614 11" calcext:value-type="string">
            <text:p>CFG READ 4614 11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2</text:p>
          </table:table-cell>
          <table:table-cell table:style-name="ce4" office:value-type="float" office:value="2458" calcext:value-type="float">
            <text:p>2458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CFG READ &quot;&amp;MID([.A146];3;4)&amp;&quot; &quot;&amp;MID([.B146];3;2)" office:value-type="string" office:string-value="CFG READ 4614 12" calcext:value-type="string">
            <text:p>CFG READ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number-style style:name="N196">
      <number:number number:decimal-places="16" number:min-integer-digits="1"/>
    </number:number-style>
    <number:number-style style:name="N197">
      <number:number number:decimal-places="17" number:min-integer-digits="1"/>
    </number:number-style>
    <number:number-style style:name="N198">
      <number:number number:decimal-places="18" number:min-integer-digits="1"/>
    </number:number-style>
    <number:number-style style:name="N199">
      <number:number number:decimal-places="1" number:min-integer-digits="1" number:grouping="true"/>
    </number:number-style>
    <number:number-style style:name="N200">
      <number:number number:decimal-places="3" number:min-integer-digits="1" number:grouping="true"/>
    </number:number-style>
    <number:number-style style:name="N201">
      <number:number number:decimal-places="4" number:min-integer-digits="1" number:grouping="true"/>
    </number:number-style>
    <number:number-style style:name="N202">
      <number:number number:decimal-places="5" number:min-integer-digits="1" number:grouping="true"/>
    </number:number-style>
    <number:number-style style:name="N203">
      <number:number number:decimal-places="19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.00.0000</text:date>, <text:time style:data-style-name="N2" text:time-value="23:56:50.6675571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5-12-21T13:29:24.603200901</dc:date>
    <dc:creator>Michael Balzer</dc:creator>
    <meta:editing-duration>P1DT13H34M31S</meta:editing-duration>
    <meta:editing-cycles>19</meta:editing-cycles>
    <meta:generator>LibreOffice/4.3.7.2$Linux_X86_64 LibreOffice_project/430m0$Build-2</meta:generator>
    <meta:document-statistic meta:table-count="1" meta:cell-count="831" meta:object-count="0"/>
  </office:meta>
</office:document-meta>
</file>